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34" style:family="paragraph" style:parent-style-name="Heading_20_1" style:list-style-name="WWNum4">
      <style:paragraph-properties fo:break-before="auto" fo:break-after="auto"/>
    </style:style>
    <style:style style:name="P3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Sistemes de gestió empresarial</text:span><text:span text:style-name="T2"><text:line-break/></text:span><text:span text:style-name="T3">UD 04. (Semi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6">Data d’entrega</text:span></text:a><text:span text:style-name="T16"><text:tab/>3</text:span></text:p>
          <text:p text:style-name="P13"><text:a xlink:type="simple" xlink:href="#_9maybllx2a09" text:style-name="Index_20_Link" text:visited-style-name="Index_20_Link"><text:span text:style-name="T16">Observacions prèvies a la realització de la tasca avaluables</text:span></text:a><text:span text:style-name="T16"><text:tab/>3</text:span></text:p>
          <text:p text:style-name="P14"><text:a xlink:type="simple" xlink:href="#_mddm13ai61n6" text:style-name="Index_20_Link" text:visited-style-name="Index_20_Link"><text:span text:style-name="T16">Activitat 01</text:span></text:a><text:span text:style-name="T16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4">UD04. Activitats avaluables (Semipresencial)</text:span></text:p>
      <text:list xml:id="list2848976341" text:style-name="WWNum4">
        <text:list-item>
          <text:p text:style-name="P34"><text:bookmark text:name="_dbh0n1vac4c8"/>Data d’entrega</text:p>
        </text:list-item>
      </text:list>
      <text:p text:style-name="Standard"><text:span text:style-name="T10">Data límit d'entrega: </text:span><text:span text:style-name="T17">Dimarts 2 de novembre a les 14:00.</text:span></text:p>
      <text:p text:style-name="Standard">L’activitat serà avaluada quan haja passat la data límit d’entrega.</text:p>
      <text:p text:style-name="P24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20847818209188" text:continue-numbering="true" text:style-name="WWNum4">
        <text:list-item>
          <text:p text:style-name="P34"><text:bookmark text:name="_9maybllx2a09"/><text:soft-page-break/>Observacions prèvies a la realització de la tasca avaluables</text:p>
        </text:list-item>
      </text:list>
      <text:list xml:id="list1771335276" text:style-name="WWNum3">
        <text:list-item>
          <text:p text:style-name="P25">Per a lliurar les imatges dels contenidors, has d’utilitzar el repositori de “Docker Hub”.</text:p>
          <text:list>
            <text:list-item>
              <text:p text:style-name="P30">Les imatges dels contenidors han de ser privades.</text:p>
            </text:list-item>
          </text:list>
        </text:list-item>
        <text:list-item>
          <text:p text:style-name="P27">Has d’utilitzar el repositori Github creat per lliurar treballs del mòdul. Recordeu que el repositori de Github:</text:p>
          <text:list>
            <text:list-item>
              <text:p text:style-name="P30">És un lloc de treball. Es valorarà si s’ha utilitzat correctament (pujant versions i no actuant únicament com un lloc on lliurar la tasca).</text:p>
            </text:list-item>
            <text:list-item>
              <text:p text:style-name="P30">És molt important que el repositori siga privat, per tal d’evitar una hipotètica còpia d’altres alumnes.</text:p>
            </text:list-item>
            <text:list-item>
              <text:p text:style-name="P30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0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7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7">Quan s’entregue fitxers amb codi han d’estar correctament formatats i abundantment comentats. </text:p>
          <text:list>
            <text:list-item>
              <text:p text:style-name="P30"><text:span text:style-name="T10">Nota</text:span>: podeu fer els comentaris a la llengua que vulgueu.</text:p>
            </text:list-item>
          </text:list>
        </text:list-item>
      </text:list>
      <text:list xml:id="list3791905651" text:style-name="WWNum2">
        <text:list-item>
          <text:p text:style-name="P29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4"><text:span text:style-name="T11"><text:s/>❕</text:span><text:span text:style-name="T12"> </text:span><text:span text:style-name="T10">Atenció: </text:span>no complir aquestes consideracions pot reduir la nota fins a 3 punts.</text:p>
      <text:list xml:id="list20846848940678" text:continue-list="list20847818209188" text:style-name="WWNum4">
        <text:list-item>
          <text:p text:style-name="P34"><text:bookmark text:name="_mddm13ai61n6"/>Activitat 01</text:p>
        </text:list-item>
      </text:list>
      <text:p text:style-name="P10">Utilitzant el que hem aprés en aquesta unitat:</text:p>
      <text:list xml:id="list3699407567" text:style-name="WWNum1">
        <text:list-item>
          <text:p text:style-name="P26">Planteja una implantació de’Odoo per a un negoci <text:s/>de venda de material de papereria.</text:p>
        </text:list-item>
        <text:list-item>
          <text:p text:style-name="P28">El sistema ERP ha de contenir els següents mòduls configurats (no cal que tinguen dades):</text:p>
          <text:list>
            <text:list-item>
              <text:p text:style-name="P31">Facturació.</text:p>
            </text:list-item>
            <text:list-item>
              <text:p text:style-name="P31">Empleats.</text:p>
            </text:list-item>
            <text:list-item>
              <text:p text:style-name="P31">Compres i vendes.</text:p>
            </text:list-item>
            <text:list-item>
              <text:p text:style-name="P31">Punt de venda.</text:p>
            </text:list-item>
            <text:list-item>
              <text:p text:style-name="P31">Dos mòduls més a la teua elecció.</text:p>
            </text:list-item>
          </text:list>
        </text:list-item>
        <text:list-item>
          <text:p text:style-name="P28">Al repositori hauràs de lliurar:</text:p>
          <text:list>
            <text:list-item>
              <text:p text:style-name="P31">Un document explicant que has implantat i perquè (no cal explicar com).</text:p>
              <text:list>
                <text:list-item>
                  <text:p text:style-name="P33">Al document hi hauran d’incloure’s les credencials per accedir al teu sistema Odoo.</text:p>
                </text:list-item>
              </text:list>
            </text:list-item>
            <text:list-item>
              <text:p text:style-name="P32"><text:soft-page-break/>Un Fitxer “docker-compose.yml” per desplegar les imatges necessàries per a replicar el sistema. Aquestes imatges hauran d’estar en Docker Hub i compartides amb l’usuari “sergarb1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4. Activitats avaluables</text:span></text:p>
      </style:header>
      <style:footer>
        <text:p text:style-name="MP4"><text:span text:style-name="MT1">Sistemes de gestió empresarial<text:tab/><text:tab/>UD04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48" meta:word-count="557" meta:character-count="3354" meta:non-whitespace-character-count="2859"/>
    <meta:generator>LibreOfficeDev/6.0.5.2$Linux_X86_64 LibreOffice_project/</meta:generator>
  </office:meta>
</office:document-meta>
</file>